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1075in"/>
    </style:style>
    <style:style style:name="co3" style:family="table-column">
      <style:table-column-properties fo:break-before="auto" style:column-width="0.7634in"/>
    </style:style>
    <style:style style:name="co4" style:family="table-column">
      <style:table-column-properties fo:break-before="auto" style:column-width="0.902in"/>
    </style:style>
    <style:style style:name="co5" style:family="table-column">
      <style:table-column-properties fo:break-before="auto" style:column-width="1.2165in"/>
    </style:style>
    <style:style style:name="co6" style:family="table-column">
      <style:table-column-properties fo:break-before="auto" style:column-width="3.8382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43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874in"/>
    </style:style>
    <style:style style:name="co11" style:family="table-column">
      <style:table-column-properties fo:break-before="auto" style:column-width="3.8736in"/>
    </style:style>
    <style:style style:name="co12" style:family="table-column">
      <style:table-column-properties fo:break-before="auto" style:column-width="1.4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havioral-health-hospital-providers-encounters-diagno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Numerator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BinRange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xSum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43258" calcext:value-type="float">
            <text:p>4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30457" calcext:value-type="float">
            <text:p>30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23116" calcext:value-type="float">
            <text:p>23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8180" calcext:value-type="float">
            <text:p>18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3510" calcext:value-type="float">
            <text:p>135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1275" calcext:value-type="float">
            <text:p>11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9710" calcext:value-type="float">
            <text:p>97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8098" calcext:value-type="float">
            <text:p>8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7455" calcext:value-type="float">
            <text:p>74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amed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4628" calcext:value-type="float">
            <text:p>46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lp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t applicab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Amador and Calavera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nxiety disorders</text:p>
          </table:table-cell>
          <table:table-cell office:value-type="float" office:value="8454" calcext:value-type="float">
            <text:p>8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Mood disorders</text:p>
          </table:table-cell>
          <table:table-cell office:value-type="float" office:value="8396" calcext:value-type="float">
            <text:p>8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lcohol-related disorders</text:p>
          </table:table-cell>
          <table:table-cell office:value-type="float" office:value="5391" calcext:value-type="float">
            <text:p>5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3619" calcext:value-type="float">
            <text:p>36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Opioid-related disorders</text:p>
          </table:table-cell>
          <table:table-cell office:value-type="float" office:value="3086" calcext:value-type="float">
            <text:p>3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863" calcext:value-type="float">
            <text:p>18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1822" calcext:value-type="float">
            <text:p>18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djustment disorders</text:p>
          </table:table-cell>
          <table:table-cell office:value-type="float" office:value="1601" calcext:value-type="float">
            <text:p>16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594" calcext:value-type="float">
            <text:p>15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Butt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888" calcext:value-type="float">
            <text:p>8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nxiety disorder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lcohol-related disorders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ood disorders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timulant-related disorders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Opioid-related disorders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Cannabis-related disorders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lusa and Glenn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djustment disorders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26287" calcext:value-type="float">
            <text:p>26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21612" calcext:value-type="float">
            <text:p>21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12442" calcext:value-type="float">
            <text:p>12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6964" calcext:value-type="float">
            <text:p>6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6011" calcext:value-type="float">
            <text:p>6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5485" calcext:value-type="float">
            <text:p>54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164" calcext:value-type="float">
            <text:p>5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3383" calcext:value-type="float">
            <text:p>33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3225" calcext:value-type="float">
            <text:p>32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Contra Cost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2917" calcext:value-type="float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nxiety disorders</text:p>
          </table:table-cell>
          <table:table-cell office:value-type="float" office:value="4632" calcext:value-type="float">
            <text:p>4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Mood disorders</text:p>
          </table:table-cell>
          <table:table-cell office:value-type="float" office:value="4152" calcext:value-type="float">
            <text:p>4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lcohol-related disorders</text:p>
          </table:table-cell>
          <table:table-cell office:value-type="float" office:value="3847" calcext:value-type="float">
            <text:p>38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2584" calcext:value-type="float">
            <text:p>2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2270" calcext:value-type="float">
            <text:p>2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Opioid-related disorders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234" calcext:value-type="float">
            <text:p>1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930" calcext:value-type="float">
            <text:p>9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Del Norte, Humboldt, and Trinity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djustment disorders</text:p>
          </table:table-cell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4244" calcext:value-type="float">
            <text:p>4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3333" calcext:value-type="float">
            <text:p>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2829" calcext:value-type="float">
            <text:p>2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603" calcext:value-type="float">
            <text:p>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El Dorado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21427" calcext:value-type="float">
            <text:p>21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18366" calcext:value-type="float">
            <text:p>18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13192" calcext:value-type="float">
            <text:p>13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9473" calcext:value-type="float">
            <text:p>9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8089" calcext:value-type="float">
            <text:p>8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550" calcext:value-type="float">
            <text:p>55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3808" calcext:value-type="float">
            <text:p>38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3429" calcext:value-type="float">
            <text:p>34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3181" calcext:value-type="float">
            <text:p>31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Fresno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2289" calcext:value-type="float">
            <text:p>2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nxiety disorders</text:p>
          </table:table-cell>
          <table:table-cell office:value-type="float" office:value="2747" calcext:value-type="float">
            <text:p>2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ood disorders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Opioid-related disorders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lcohol-related disorders</text:p>
          </table:table-cell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timulant-related disorders</text:p>
          </table:table-cell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Cannabis-related disorders</text:p>
          </table:table-cell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djustment disorders</text:p>
          </table:table-cell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mperial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lcohol-related disorder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nxiety disorders</text:p>
          </table:table-cell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ood disorders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Cannabis-related disorders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djustment disorders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Opioid-related disorders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Inyo and Mono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8287" calcext:value-type="float">
            <text:p>18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15150" calcext:value-type="float">
            <text:p>15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10688" calcext:value-type="float">
            <text:p>10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9731" calcext:value-type="float">
            <text:p>9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6636" calcext:value-type="float">
            <text:p>6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6187" calcext:value-type="float">
            <text:p>6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918" calcext:value-type="float">
            <text:p>59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5092" calcext:value-type="float">
            <text:p>50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3555" calcext:value-type="float">
            <text:p>35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ern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3506" calcext:value-type="float">
            <text:p>3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12008" calcext:value-type="float">
            <text:p>1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10441" calcext:value-type="float">
            <text:p>10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6664" calcext:value-type="float">
            <text:p>6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5313" calcext:value-type="float">
            <text:p>5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4718" calcext:value-type="float">
            <text:p>4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3582" calcext:value-type="float">
            <text:p>35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2968" calcext:value-type="float">
            <text:p>29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2575" calcext:value-type="float">
            <text:p>25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2274" calcext:value-type="float">
            <text:p>22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Kings and Tulare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073" calcext:value-type="float">
            <text:p>1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nxiety disorder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lcohol-related disorders</text:p>
          </table:table-cell>
          <table:table-cell office:value-type="float" office:value="1363" calcext:value-type="float">
            <text:p>1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ood disorders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timulant-related disorders</text:p>
          </table:table-cell>
          <table:table-cell office:value-type="float" office:value="937" calcext:value-type="float">
            <text:p>9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Cannabis-related disorders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Opioid-related disorders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ke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djustment disorders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nxiety disorders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lcohol-related disorders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ood disorders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timulant-related disorders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Opioid-related disorders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Cannabis-related disorders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djustment disorders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assen and Modoc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195498" calcext:value-type="float">
            <text:p>195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180829" calcext:value-type="float">
            <text:p>180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134071" calcext:value-type="float">
            <text:p>134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13590" calcext:value-type="float">
            <text:p>1135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81932" calcext:value-type="float">
            <text:p>819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81192" calcext:value-type="float">
            <text:p>81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62791" calcext:value-type="float">
            <text:p>627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37149" calcext:value-type="float">
            <text:p>371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28297" calcext:value-type="float">
            <text:p>282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Los Angele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27545" calcext:value-type="float">
            <text:p>27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mpulse control disorders not elsewhere classified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der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7039" calcext:value-type="float">
            <text:p>7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5668" calcext:value-type="float">
            <text:p>5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4311" calcext:value-type="float">
            <text:p>4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187" calcext:value-type="float">
            <text:p>1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995" calcext:value-type="float">
            <text:p>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955" calcext:value-type="float">
            <text:p>9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594" calcext:value-type="float">
            <text:p>5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n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574" calcext:value-type="float">
            <text:p>5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ariposa and Tuolumne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nxiety disorders</text:p>
          </table:table-cell>
          <table:table-cell office:value-type="float" office:value="2364" calcext:value-type="float">
            <text:p>2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lcohol-related disorders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ood disorders</text:p>
          </table:table-cell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Cannabis-related disorders</text:p>
          </table:table-cell>
          <table:table-cell office:value-type="float" office:value="1131" calcext:value-type="float">
            <text:p>1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Opioid-related disorders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djustment disorders</text:p>
          </table:table-cell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ndocino</text:p>
          </table:table-cell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3820" calcext:value-type="float">
            <text:p>3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2350" calcext:value-type="float">
            <text:p>2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758" calcext:value-type="float">
            <text:p>1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533" calcext:value-type="float">
            <text:p>1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364" calcext:value-type="float">
            <text:p>13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1178" calcext:value-type="float">
            <text:p>11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614" calcext:value-type="float">
            <text:p>6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erced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4105" calcext:value-type="float">
            <text:p>14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13119" calcext:value-type="float">
            <text:p>13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7952" calcext:value-type="float">
            <text:p>7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4124" calcext:value-type="float">
            <text:p>4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4065" calcext:value-type="float">
            <text:p>4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3962" calcext:value-type="float">
            <text:p>39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2887" calcext:value-type="float">
            <text:p>28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2723" calcext:value-type="float">
            <text:p>27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2288" calcext:value-type="float">
            <text:p>22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Monterey and San Benito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372" calcext:value-type="float">
            <text:p>1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2240" calcext:value-type="float">
            <text:p>2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2215" calcext:value-type="float">
            <text:p>2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635" calcext:value-type="float">
            <text:p>6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ap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323" calcext:value-type="float">
            <text:p>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Nevada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65007" calcext:value-type="float">
            <text:p>65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64765" calcext:value-type="float">
            <text:p>64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44575" calcext:value-type="float">
            <text:p>44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21874" calcext:value-type="float">
            <text:p>2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9391" calcext:value-type="float">
            <text:p>19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17456" calcext:value-type="float">
            <text:p>174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7199" calcext:value-type="float">
            <text:p>171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5081" calcext:value-type="float">
            <text:p>150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9013" calcext:value-type="float">
            <text:p>9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Orang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7380" calcext:value-type="float">
            <text:p>73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16787" calcext:value-type="float">
            <text:p>16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4169" calcext:value-type="float">
            <text:p>14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7378" calcext:value-type="float">
            <text:p>7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3171" calcext:value-type="float">
            <text:p>3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2952" calcext:value-type="float">
            <text:p>29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2629" calcext:value-type="float">
            <text:p>26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2329" calcext:value-type="float">
            <text:p>23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2269" calcext:value-type="float">
            <text:p>22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ace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1768" calcext:value-type="float">
            <text:p>1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Anxiety disorders</text:p>
          </table:table-cell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Mood disorders</text:p>
          </table:table-cell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Alcohol-related disorders</text:p>
          </table:table-cell>
          <table:table-cell office:value-type="float" office:value="1256" calcext:value-type="float">
            <text:p>1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Opioid-related disorders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Adjustment disorders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Plumas and Teham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to 7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45318" calcext:value-type="float">
            <text:p>45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37842" calcext:value-type="float">
            <text:p>37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31369" calcext:value-type="float">
            <text:p>31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7548" calcext:value-type="float">
            <text:p>17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3904" calcext:value-type="float">
            <text:p>13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13294" calcext:value-type="float">
            <text:p>132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0319" calcext:value-type="float">
            <text:p>10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0126" calcext:value-type="float">
            <text:p>10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6409" calcext:value-type="float">
            <text:p>64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Riversid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6061" calcext:value-type="float">
            <text:p>6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47853" calcext:value-type="float">
            <text:p>47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34901" calcext:value-type="float">
            <text:p>34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21763" calcext:value-type="float">
            <text:p>21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9700" calcext:value-type="float">
            <text:p>19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8104" calcext:value-type="float">
            <text:p>18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6960" calcext:value-type="float">
            <text:p>169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11396" calcext:value-type="float">
            <text:p>113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8665" calcext:value-type="float">
            <text:p>86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8536" calcext:value-type="float">
            <text:p>85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cramento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4231" calcext:value-type="float">
            <text:p>4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44223" calcext:value-type="float">
            <text:p>44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43714" calcext:value-type="float">
            <text:p>43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29210" calcext:value-type="float">
            <text:p>29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24718" calcext:value-type="float">
            <text:p>24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22939" calcext:value-type="float">
            <text:p>229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21564" calcext:value-type="float">
            <text:p>215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20845" calcext:value-type="float">
            <text:p>208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0724" calcext:value-type="float">
            <text:p>107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8355" calcext:value-type="float">
            <text:p>83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Bernardino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5327" calcext:value-type="float">
            <text:p>5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89379" calcext:value-type="float">
            <text:p>89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82954" calcext:value-type="float">
            <text:p>82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55218" calcext:value-type="float">
            <text:p>55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32071" calcext:value-type="float">
            <text:p>32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29581" calcext:value-type="float">
            <text:p>29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29538" calcext:value-type="float">
            <text:p>29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25018" calcext:value-type="float">
            <text:p>25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7591" calcext:value-type="float">
            <text:p>175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14956" calcext:value-type="float">
            <text:p>149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Diego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8953" calcext:value-type="float">
            <text:p>8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22360" calcext:value-type="float">
            <text:p>22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18320" calcext:value-type="float">
            <text:p>18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16520" calcext:value-type="float">
            <text:p>165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3889" calcext:value-type="float">
            <text:p>13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0367" calcext:value-type="float">
            <text:p>10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9360" calcext:value-type="float">
            <text:p>93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6439" calcext:value-type="float">
            <text:p>64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4806" calcext:value-type="float">
            <text:p>48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4080" calcext:value-type="float">
            <text:p>40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Francisco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3905" calcext:value-type="float">
            <text:p>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7287" calcext:value-type="float">
            <text:p>17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16541" calcext:value-type="float">
            <text:p>16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10496" calcext:value-type="float">
            <text:p>10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7931" calcext:value-type="float">
            <text:p>7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6617" calcext:value-type="float">
            <text:p>6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5419" calcext:value-type="float">
            <text:p>54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4075" calcext:value-type="float">
            <text:p>4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3617" calcext:value-type="float">
            <text:p>36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3278" calcext:value-type="float">
            <text:p>32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Joaqu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4618" calcext:value-type="float">
            <text:p>4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4192" calcext:value-type="float">
            <text:p>4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4151" calcext:value-type="float">
            <text:p>4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403" calcext:value-type="float">
            <text:p>1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289" calcext:value-type="float">
            <text:p>12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241" calcext:value-type="float">
            <text:p>12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933" calcext:value-type="float">
            <text:p>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678" calcext:value-type="float">
            <text:p>6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Luis Obisp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11608" calcext:value-type="float">
            <text:p>11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10134" calcext:value-type="float">
            <text:p>10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3601" calcext:value-type="float">
            <text:p>3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2851" calcext:value-type="float">
            <text:p>2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2691" calcext:value-type="float">
            <text:p>2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2377" calcext:value-type="float">
            <text:p>23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1855" calcext:value-type="float">
            <text:p>18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 Mate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1245" calcext:value-type="float">
            <text:p>1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0780" calcext:value-type="float">
            <text:p>10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10409" calcext:value-type="float">
            <text:p>10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9010" calcext:value-type="float">
            <text:p>9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3255" calcext:value-type="float">
            <text:p>3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2761" calcext:value-type="float">
            <text:p>2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2735" calcext:value-type="float">
            <text:p>27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2536" calcext:value-type="float">
            <text:p>2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1967" calcext:value-type="float">
            <text:p>19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941" calcext:value-type="float">
            <text:p>19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Barbara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227" calcext:value-type="float">
            <text:p>1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40025" calcext:value-type="float">
            <text:p>40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36234" calcext:value-type="float">
            <text:p>36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20878" calcext:value-type="float">
            <text:p>20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0017" calcext:value-type="float">
            <text:p>10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9626" calcext:value-type="float">
            <text:p>96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7867" calcext:value-type="float">
            <text:p>7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7798" calcext:value-type="float">
            <text:p>77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5666" calcext:value-type="float">
            <text:p>56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4808" calcext:value-type="float">
            <text:p>48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lar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4379" calcext:value-type="float">
            <text:p>43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4463" calcext:value-type="float">
            <text:p>4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4269" calcext:value-type="float">
            <text:p>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3601" calcext:value-type="float">
            <text:p>36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574" calcext:value-type="float">
            <text:p>15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974" calcext:value-type="float">
            <text:p>9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762" calcext:value-type="float">
            <text:p>7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719" calcext:value-type="float">
            <text:p>7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anta Cruz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7325" calcext:value-type="float">
            <text:p>7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6750" calcext:value-type="float">
            <text:p>6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4698" calcext:value-type="float">
            <text:p>4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4426" calcext:value-type="float">
            <text:p>4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3876" calcext:value-type="float">
            <text:p>38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2047" calcext:value-type="float">
            <text:p>20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724" calcext:value-type="float">
            <text:p>17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396" calcext:value-type="float">
            <text:p>13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842" calcext:value-type="float">
            <text:p>8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hasta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er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t applicab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nxiety disorders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ood disorders</text:p>
          </table:table-cell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lcohol-related disorders</text:p>
          </table:table-cell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Cannabis-related disorders</text:p>
          </table:table-cell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timulant-related disorders</text:p>
          </table:table-cell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Opioid-related disorders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Adjustment disorders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iskiyou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00 and greater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13676" calcext:value-type="float">
            <text:p>13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10927" calcext:value-type="float">
            <text:p>10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6069" calcext:value-type="float">
            <text:p>6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3467" calcext:value-type="float">
            <text:p>3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3241" calcext:value-type="float">
            <text:p>3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3142" calcext:value-type="float">
            <text:p>3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2872" calcext:value-type="float">
            <text:p>28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2401" calcext:value-type="float">
            <text:p>24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1675" calcext:value-type="float">
            <text:p>16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lan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1640" calcext:value-type="float">
            <text:p>16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15439" calcext:value-type="float">
            <text:p>15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11519" calcext:value-type="float">
            <text:p>11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8714" calcext:value-type="float">
            <text:p>8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4769" calcext:value-type="float">
            <text:p>47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3928" calcext:value-type="float">
            <text:p>39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3870" calcext:value-type="float">
            <text:p>38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3235" calcext:value-type="float">
            <text:p>32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2557" calcext:value-type="float">
            <text:p>25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2186" calcext:value-type="float">
            <text:p>21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onoma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1781" calcext:value-type="float">
            <text:p>1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nxiety disorders</text:p>
          </table:table-cell>
          <table:table-cell office:value-type="float" office:value="11141" calcext:value-type="float">
            <text:p>1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ood disorders</text:p>
          </table:table-cell>
          <table:table-cell office:value-type="float" office:value="9113" calcext:value-type="float">
            <text:p>9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lcohol-related disorders</text:p>
          </table:table-cell>
          <table:table-cell office:value-type="float" office:value="8145" calcext:value-type="float">
            <text:p>8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6156" calcext:value-type="float">
            <text:p>6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044" calcext:value-type="float">
            <text:p>5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4418" calcext:value-type="float">
            <text:p>44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3230" calcext:value-type="float">
            <text:p>32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Opioid-related disorders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741" calcext:value-type="float">
            <text:p>17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tanislaus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 to 399</text:p>
          </table:table-cell>
          <table:table-cell office:value-type="string" calcext:value-type="string">
            <text:p>Adjustment disorders</text:p>
          </table:table-cell>
          <table:table-cell office:value-type="float" office:value="1645" calcext:value-type="float">
            <text:p>16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Mood disorders</text:p>
          </table:table-cell>
          <table:table-cell office:value-type="float" office:value="2935" calcext:value-type="float">
            <text:p>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lcohol-related disorders</text:p>
          </table:table-cell>
          <table:table-cell office:value-type="float" office:value="2614" calcext:value-type="float">
            <text:p>2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nxiety disorders</text:p>
          </table:table-cell>
          <table:table-cell office:value-type="float" office:value="2553" calcext:value-type="float">
            <text:p>2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742" calcext:value-type="float">
            <text:p>1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527" calcext:value-type="float">
            <text:p>15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Opioid-related disorders</text:p>
          </table:table-cell>
          <table:table-cell office:value-type="float" office:value="1212" calcext:value-type="float">
            <text:p>12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Cannabis-related disorders</text:p>
          </table:table-cell>
          <table:table-cell office:value-type="float" office:value="1058" calcext:value-type="float">
            <text:p>10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028" calcext:value-type="float">
            <text:p>10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Sutter and Yuba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 to 599</text:p>
          </table:table-cell>
          <table:table-cell office:value-type="string" calcext:value-type="string">
            <text:p>Adjustment disorders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20107" calcext:value-type="float">
            <text:p>20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18308" calcext:value-type="float">
            <text:p>18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12455" calcext:value-type="float">
            <text:p>12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5121" calcext:value-type="float">
            <text:p>5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4322" calcext:value-type="float">
            <text:p>4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4317" calcext:value-type="float">
            <text:p>4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4119" calcext:value-type="float">
            <text:p>4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3847" calcext:value-type="float">
            <text:p>3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2445" calcext:value-type="float">
            <text:p>24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Ventur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substance-related disorders</text:p>
          </table:table-cell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nxiety disorders</text:p>
          </table:table-cell>
          <table:table-cell office:value-type="float" office:value="3357" calcext:value-type="float">
            <text:p>3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ood disorders</text:p>
          </table:table-cell>
          <table:table-cell office:value-type="float" office:value="2636" calcext:value-type="float">
            <text:p>26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lcohol-related disorders</text:p>
          </table:table-cell>
          <table:table-cell office:value-type="float" office:value="1818" calcext:value-type="float">
            <text:p>1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Intentional self-harm, suicidal ideation, and suicide attempts</text:p>
          </table:table-cell>
          <table:table-cell office:value-type="float" office:value="1362" calcext:value-type="float">
            <text:p>1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chizophrenia and other psychotic disorders</text:p>
          </table:table-cell>
          <table:table-cell office:value-type="float" office:value="1343" calcext:value-type="float">
            <text:p>1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Stimulant-related disorders</text:p>
          </table:table-cell>
          <table:table-cell office:value-type="float" office:value="1139" calcext:value-type="float">
            <text:p>11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Cannabis-related disorders</text:p>
          </table:table-cell>
          <table:table-cell office:value-type="float" office:value="815" calcext:value-type="float">
            <text:p>8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Opioid-related disorders</text:p>
          </table:table-cell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Adjustment disorders</text:p>
          </table:table-cell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avioral Health</text:p>
          </table:table-cell>
          <table:table-cell office:value-type="string" calcext:value-type="string">
            <text:p>Yol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200</text:p>
          </table:table-cell>
          <table:table-cell office:value-type="string" calcext:value-type="string">
            <text:p>Miscellaneous mental health conditions</text:p>
          </table:table-cell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ivot table - County" table:style-name="ta1">
        <table:shapes>
          <draw:frame draw:z-index="0" draw:style-name="gr1" draw:text-style-name="P1" svg:width="7.1685in" svg:height="4.0795in" svg:x="5.6697in" svg:y="0.3291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8"/>
        <table:table-column table:style-name="co9" table:number-columns-repeated="3" table:default-cell-style-name="Default"/>
        <table:table-row table:style-name="ro1">
          <table:table-cell table:style-name="Pivot_20_Table_20_Field" office:value-type="string" calcext:value-type="string">
            <text:p>Diagnosis</text:p>
          </table:table-cell>
          <table:table-cell table:style-name="ce5" office:value-type="string" calcext:value-type="string">
            <text:p>- all -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ounty</text:p>
          </table:table-cell>
          <table:table-cell table:style-name="ce6" office:value-type="string" calcext:value-type="string">
            <text:p>Count - Coun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ameda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 and Calavera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sa and Glen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 Norte, Humboldt, and Trinit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yo and Mon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and Tular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en and Modoc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posa and Tuolumn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rey and San Benit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hen it comes to amount of counties, it seems that each county seems to have the same amount of diagnosis encounters,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ith the outliers being Alpine and Sierra.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mas and Teham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st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kiyou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lau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er and Yub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lo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10" office:value-type="float" office:value="452" calcext:value-type="float">
            <text:p>452</text:p>
          </table:table-cell>
          <table:table-cell table:number-columns-repeated="3"/>
        </table:table-row>
      </table:table>
      <table:table table:name="Pivot table - Diagnosis" table:style-name="ta1">
        <table:shapes>
          <draw:frame draw:z-index="0" draw:style-name="gr1" draw:text-style-name="P1" svg:width="7.837in" svg:height="4.413in" svg:x="5.9567in" svg:y="0.3398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agnosis</text:p>
          </table:table-cell>
          <table:table-cell table:style-name="ce6" office:value-type="string" calcext:value-type="string">
            <text:p>Count - Diagnosi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djustment disorders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cohol-related disorder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nxiety disorder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nnabis-related disorder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mpulse control disorders not elsewhere classifie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tentional self-harm, suicidal ideation, and suicide attempt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scellaneous mental health conditions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scellaneous substance-related disorders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od disorder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ot applica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pioid-related disorder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chizophrenia and other psychotic disorder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imulant-related disorders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10" office:value-type="float" office:value="452" calcext:value-type="float">
            <text:p>452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ccording to the data we found, we can see that the highest amount of diagnoses that were encountered had to do wi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cohol-related, anxiety, cannabis-related, self-harm, and mood disorders, while the lowest were impulse control disord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at were not elsewhere classified.</text:p>
          </table:table-cell>
        </table:table-row>
      </table:table>
      <table:named-expressions/>
      <table:data-pilot-tables>
        <table:data-pilot-table table:name="DataPilot1" table:application-data="" table:target-range-address="'Pivot table - Diagnosis'.A1:'Pivot table - Diagnosis'.B15" table:buttons="'Pivot table - Diagnosis'.A1" table:show-filter-button="false" table:drill-down-on-double-click="false">
          <table:source-cell-range table:cell-range-address="'behavioral-health-hospital-providers-encounters-diagnoses'.F1:'behavioral-health-hospital-providers-encounters-diagnoses'.F45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agnosis" table:orientation="row" table:used-hierarchy="0" table:function="auto">
            <table:data-pilot-level table:show-empty="false" calcext:repeat-item-labels="false">
              <table:data-pilot-members>
                <table:data-pilot-member table:name="Adjustment disorders" table:display="true" table:show-details="true"/>
                <table:data-pilot-member table:name="Alcohol-related disorders" table:display="true" table:show-details="true"/>
                <table:data-pilot-member table:name="Anxiety disorders" table:display="true" table:show-details="true"/>
                <table:data-pilot-member table:name="Cannabis-related disorders" table:display="true" table:show-details="true"/>
                <table:data-pilot-member table:name="Impulse control disorders not elsewhere classified" table:display="true" table:show-details="true"/>
                <table:data-pilot-member table:name="Intentional self-harm, suicidal ideation, and suicide attempts" table:display="true" table:show-details="true"/>
                <table:data-pilot-member table:name="Miscellaneous mental health conditions" table:display="true" table:show-details="true"/>
                <table:data-pilot-member table:name="Miscellaneous substance-related disorders" table:display="true" table:show-details="true"/>
                <table:data-pilot-member table:name="Mood disorders" table:display="true" table:show-details="true"/>
                <table:data-pilot-member table:name="Not applicable" table:display="true" table:show-details="true"/>
                <table:data-pilot-member table:name="Opioid-related disorders" table:display="true" table:show-details="true"/>
                <table:data-pilot-member table:name="Schizophrenia and other psychotic disorders" table:display="true" table:show-details="true"/>
                <table:data-pilot-member table:name="Stimulant-related disord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agnosis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 - County'.A1:'Pivot table - County'.B51" table:buttons="'Pivot table - County'.A1 'Pivot table - County'.A3" table:show-filter-button="false" table:drill-down-on-double-click="false">
          <table:source-cell-range table:cell-range-address="'behavioral-health-hospital-providers-encounters-diagnoses'.A1:'behavioral-health-hospital-providers-encounters-diagnoses'.H453"/>
          <table:data-pilot-field table:source-field-name="Diagnosis" table:orientation="page" table:used-hierarchy="0" table:function="auto" loext:ignore-selected-page="true" table:selected-page="Adjustment disorders">
            <table:data-pilot-level table:show-empty="false" calcext:repeat-item-labels="false">
              <table:data-pilot-members>
                <table:data-pilot-member table:name="Adjustment disorders" table:display="true" table:show-details="true"/>
                <table:data-pilot-member table:name="Alcohol-related disorders" table:display="true" table:show-details="true"/>
                <table:data-pilot-member table:name="Anxiety disorders" table:display="true" table:show-details="true"/>
                <table:data-pilot-member table:name="Cannabis-related disorders" table:display="true" table:show-details="true"/>
                <table:data-pilot-member table:name="Impulse control disorders not elsewhere classified" table:display="true" table:show-details="true"/>
                <table:data-pilot-member table:name="Intentional self-harm, suicidal ideation, and suicide attempts" table:display="true" table:show-details="true"/>
                <table:data-pilot-member table:name="Miscellaneous mental health conditions" table:display="true" table:show-details="true"/>
                <table:data-pilot-member table:name="Miscellaneous substance-related disorders" table:display="true" table:show-details="true"/>
                <table:data-pilot-member table:name="Mood disorders" table:display="true" table:show-details="true"/>
                <table:data-pilot-member table:name="Not applicable" table:display="true" table:show-details="true"/>
                <table:data-pilot-member table:name="Opioid-related disorders" table:display="true" table:show-details="true"/>
                <table:data-pilot-member table:name="Schizophrenia and other psychotic disorders" table:display="true" table:show-details="true"/>
                <table:data-pilot-member table:name="Stimulant-related disord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unty" table:orientation="row" table:used-hierarchy="0" table:function="auto">
            <table:data-pilot-level table:show-empty="false" calcext:repeat-item-labels="false">
              <table:data-pilot-members>
                <table:data-pilot-member table:name="Alameda" table:display="true" table:show-details="true"/>
                <table:data-pilot-member table:name="Alpine" table:display="true" table:show-details="true"/>
                <table:data-pilot-member table:name="Amador and Calaveras" table:display="true" table:show-details="true"/>
                <table:data-pilot-member table:name="Butte" table:display="true" table:show-details="true"/>
                <table:data-pilot-member table:name="Colusa and Glenn" table:display="true" table:show-details="true"/>
                <table:data-pilot-member table:name="Contra Costa" table:display="true" table:show-details="true"/>
                <table:data-pilot-member table:name="Del Norte, Humboldt, and Trinity" table:display="true" table:show-details="true"/>
                <table:data-pilot-member table:name="El Dorado" table:display="true" table:show-details="true"/>
                <table:data-pilot-member table:name="Fresno" table:display="true" table:show-details="true"/>
                <table:data-pilot-member table:name="Imperial" table:display="true" table:show-details="true"/>
                <table:data-pilot-member table:name="Inyo and Mono" table:display="true" table:show-details="true"/>
                <table:data-pilot-member table:name="Kern" table:display="true" table:show-details="true"/>
                <table:data-pilot-member table:name="Kings and Tulare" table:display="true" table:show-details="true"/>
                <table:data-pilot-member table:name="Lake" table:display="true" table:show-details="true"/>
                <table:data-pilot-member table:name="Lassen and Modoc" table:display="true" table:show-details="true"/>
                <table:data-pilot-member table:name="Los Angeles" table:display="true" table:show-details="true"/>
                <table:data-pilot-member table:name="Madera" table:display="true" table:show-details="true"/>
                <table:data-pilot-member table:name="Marin" table:display="true" table:show-details="true"/>
                <table:data-pilot-member table:name="Mariposa and Tuolumne" table:display="true" table:show-details="true"/>
                <table:data-pilot-member table:name="Mendocino" table:display="true" table:show-details="true"/>
                <table:data-pilot-member table:name="Merced" table:display="true" table:show-details="true"/>
                <table:data-pilot-member table:name="Monterey and San Benito" table:display="true" table:show-details="true"/>
                <table:data-pilot-member table:name="Napa" table:display="true" table:show-details="true"/>
                <table:data-pilot-member table:name="Nevada" table:display="true" table:show-details="true"/>
                <table:data-pilot-member table:name="Orange" table:display="true" table:show-details="true"/>
                <table:data-pilot-member table:name="Placer" table:display="true" table:show-details="true"/>
                <table:data-pilot-member table:name="Plumas and Tehama" table:display="true" table:show-details="true"/>
                <table:data-pilot-member table:name="Riverside" table:display="true" table:show-details="true"/>
                <table:data-pilot-member table:name="Sacramento" table:display="true" table:show-details="true"/>
                <table:data-pilot-member table:name="San Bernardino" table:display="true" table:show-details="true"/>
                <table:data-pilot-member table:name="San Diego" table:display="true" table:show-details="true"/>
                <table:data-pilot-member table:name="San Francisco" table:display="true" table:show-details="true"/>
                <table:data-pilot-member table:name="San Joaquin" table:display="true" table:show-details="true"/>
                <table:data-pilot-member table:name="San Luis Obispo" table:display="true" table:show-details="true"/>
                <table:data-pilot-member table:name="San Mateo" table:display="true" table:show-details="true"/>
                <table:data-pilot-member table:name="Santa Barbara" table:display="true" table:show-details="true"/>
                <table:data-pilot-member table:name="Santa Clara" table:display="true" table:show-details="true"/>
                <table:data-pilot-member table:name="Santa Cruz" table:display="true" table:show-details="true"/>
                <table:data-pilot-member table:name="Shasta" table:display="true" table:show-details="true"/>
                <table:data-pilot-member table:name="Sierra" table:display="true" table:show-details="true"/>
                <table:data-pilot-member table:name="Siskiyou" table:display="true" table:show-details="true"/>
                <table:data-pilot-member table:name="Solano" table:display="true" table:show-details="true"/>
                <table:data-pilot-member table:name="Sonoma" table:display="true" table:show-details="true"/>
                <table:data-pilot-member table:name="Stanislaus" table:display="true" table:show-details="true"/>
                <table:data-pilot-member table:name="Sutter and Yuba" table:display="true" table:show-details="true"/>
                <table:data-pilot-member table:name="Ventura" table:display="true" table:show-details="true"/>
                <table:data-pilot-member table:name="Yol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0T10:57:53.322905300</dc:date>
    <meta:editing-duration>PT6M23S</meta:editing-duration>
    <meta:editing-cycles>1</meta:editing-cycles>
    <meta:generator>LibreOffice/25.8.2.2$Windows_X86_64 LibreOffice_project/d401f2107ccab8f924a8e2df40f573aab7605b6f</meta:generator>
    <meta:document-statistic meta:table-count="3" meta:cell-count="3759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07cm" svg:height="11.21cm" xlink:href=".." xlink:type="simple" loext:data-pilot-source="DataPilot1" chart:class="chart:bar" chart:style-name="ch1">
        <chart:plot-area chart:style-name="ch2" svg:x="0.398cm" svg:y="0.224cm" svg:width="19.111cm" svg:height="9.862cm">
          <chart:coordinate-region svg:x="10.1cm" svg:y="0.224cm" svg:width="9.209cm" svg:height="9.215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justment disorders</text:p>
                <draw:g>
                  <svg:desc>PT@categories</svg:desc>
                </draw:g>
              </table:table-cell>
              <table:table-cell office:value-type="float" office:value="44">
                <text:p>4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cohol-related disorder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nxiety disorder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annabis-related disorder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Impulse control disorders not elsewhere classifi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ntional self-harm, suicidal ideation, and suicide attempt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iscellaneous mental health condition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iscellaneous substance-related disorder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ood disorder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t applic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ioid-related disorder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chizophrenia and other psychotic disorder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timulant-related disorders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09cm" svg:height="10.363cm" xlink:href=".." xlink:type="simple" loext:data-pilot-source="DataPilot2" chart:class="chart:bar" chart:style-name="ch1">
        <chart:legend chart:legend-position="end" svg:x="15.041cm" svg:y="3.396cm" style:legend-expansion="high" chart:style-name="ch2"/>
        <chart:plot-area chart:style-name="ch3" svg:x="0.364cm" svg:y="1.107cm" svg:width="14.313cm" svg:height="8.149cm">
          <chart:coordinate-region svg:x="2.412cm" svg:y="1.306cm" svg:width="12.265cm" svg:height="3.81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meda</text:p>
                <draw:g>
                  <svg:desc>PT@categories</svg:desc>
                </draw:g>
              </table:table-cell>
              <table:table-cell office:value-type="float" office:value="10">
                <text:p>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p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ador and Calavera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ut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lusa and Glen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tra Co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l Norte, Humboldt, and Trin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l Dorad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esn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mperi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yo and Mon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er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ngs and Tula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assen and Modoc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os Angele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de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ri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riposa and Tuolumn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ndocin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rc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onterey and San Benit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ap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vad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lac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lumas and Teham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iversid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crament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 Bernardin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 Dieg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 Francisc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 Joaqui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 Luis Obisp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 Mate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ta Barba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ta Cla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nta Cruz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ha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ier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skiyo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lan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nom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tanislau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utter and Yub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entu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Yolo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